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
      <text:p text:style-name="Text_20_body">Many years later, when Jacob was an old man, he sent his favorite son, Joseph, to check on his brothers who were taking care of the flocks.</text:p>
      <text:h text:style-name="Heading_20_9" text:outline-level="9">08-02</text:h>
      <text:p text:style-name="First_20_paragraph"/>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
      <text:p text:style-name="Text_20_body">Pharaoh was so impressed with Joseph that he appointed him to be the second most powerful man in all of Egypt!</text:p>
      <text:h text:style-name="Heading_20_9" text:outline-level="9">08-09</text:h>
      <text:p text:style-name="First_20_paragraph"/>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
      <text:p text:style-name="Text_20_body">The famine was severe not only in Egypt, but also in Canaan where Jacob and his family lived.</text:p>
      <text:h text:style-name="Heading_20_9" text:outline-level="9">08-11</text:h>
      <text:p text:style-name="First_20_paragraph"/>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
      <text:p text:style-name="Text_20_body">When Joseph’s brothers returned home and told their father, Jacob, that Joseph was still alive, he was very happy.</text:p>
      <text:h text:style-name="Heading_20_9" text:outline-level="9">08-14</text:h>
      <text:p text:style-name="First_20_paragraph"/>
      <text:p text:style-name="Text_20_body">Even though Jacob was an old man, he moved to Egypt with all of his family, and they all lived there. Before Jacob died, he blessed each of his sons.</text:p>
      <text:h text:style-name="Heading_20_9" text:outline-level="9">08-15</text:h>
      <text:p text:style-name="First_20_paragraph"/>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23Z</meta:creation-date>
    <dc:date>2023-05-24T11:35:23Z</dc:date>
  </office:meta>
</office:document-meta>
</file>